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0.503cm"/>
    </style:style>
    <style:style style:name="Table1.B" style:family="table-column">
      <style:table-column-properties style:column-width="1.984cm"/>
    </style:style>
    <style:style style:name="Table1.C" style:family="table-column">
      <style:table-column-properties style:column-width="2.011cm"/>
    </style:style>
    <style:style style:name="Table1.E" style:family="table-column">
      <style:table-column-properties style:column-width="2.09cm"/>
    </style:style>
    <style:style style:name="Table1.F" style:family="table-column">
      <style:table-column-properties style:column-width="2.593cm"/>
    </style:style>
    <style:style style:name="Table1.G" style:family="table-column">
      <style:table-column-properties style:column-width="3.016cm"/>
    </style:style>
    <style:style style:name="Table1.H" style:family="table-column">
      <style:table-column-properties style:column-width="0.688cm"/>
    </style:style>
    <style:style style:name="Table1.I" style:family="table-column">
      <style:table-column-properties style:column-width="0.9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J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3bee72" style:font-size-asian="13pt" style:font-weight-asian="bold" style:font-size-complex="13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3c0113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291449" officeooo:paragraph-rsid="01291449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13692a" style:font-size-asian="7pt" style:font-weight-asian="bold" style:font-size-complex="7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7pt" fo:font-weight="bold" officeooo:rsid="007f875d" officeooo:paragraph-rsid="01293be7" style:font-size-asian="7pt" style:font-weight-asian="bold" style:font-size-complex="7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293be7" officeooo:paragraph-rsid="01293be7" style:font-size-asian="9pt" style:font-weight-asian="bold" style:font-name-complex="Arial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10" style:family="paragraph" style:parent-style-name="Table_20_Contents">
      <style:text-properties officeooo:paragraph-rsid="00a8d5a6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Liberation Serif" fo:font-size="7pt" fo:font-weight="bold" officeooo:rsid="003fa0f9" officeooo:paragraph-rsid="01293be7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Liberation Serif" fo:font-size="7pt" fo:font-weight="bold" officeooo:rsid="01341297" officeooo:paragraph-rsid="01341297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Liberation Serif" fo:font-size="7pt" fo:font-weight="bold" officeooo:rsid="01293be7" officeooo:paragraph-rsid="01293be7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Liberation Serif" fo:font-size="7pt" fo:font-weight="bold" officeooo:rsid="012aa755" officeooo:paragraph-rsid="012aa755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Liberation Serif" fo:font-size="7pt" fo:font-weight="normal" officeooo:rsid="003fa0f9" officeooo:paragraph-rsid="01293be7" style:font-size-asian="7pt" style:font-weight-asian="normal" style:font-size-complex="7pt" style:font-weight-complex="normal"/>
    </style:style>
    <style:style style:name="P16" style:family="paragraph" style:parent-style-name="Table_20_Contents">
      <style:text-properties fo:font-size="7pt" style:font-size-asian="7pt" style:font-size-complex="7pt"/>
    </style:style>
    <style:style style:name="P17" style:family="paragraph" style:parent-style-name="Table_20_Contents">
      <style:text-properties fo:font-size="7pt" officeooo:paragraph-rsid="01293be7" style:font-size-asian="7pt" style:font-size-complex="7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7pt" fo:font-weight="bold" officeooo:rsid="001f7fdc" officeooo:paragraph-rsid="00a8d5a6" style:font-size-asian="7pt" style:font-weight-asian="bold" style:font-size-complex="7pt" style:font-weight-complex="bold"/>
    </style:style>
    <style:style style:name="P19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12edc90"/>
    </style:style>
    <style:style style:name="T3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4" style:family="text">
      <style:text-properties style:font-name="Liberation Serif" fo:font-size="9pt" style:font-size-asian="9pt" style:font-size-complex="9pt"/>
    </style:style>
    <style:style style:name="T5" style:family="text">
      <style:text-properties officeooo:rsid="013b6afa"/>
    </style:style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F"/>
        <table:table-header-rows>
          <table:table-row table:style-name="Table1.1">
            <table:table-cell table:style-name="Table1.A1" table:number-columns-spanned="10" office:value-type="string">
              <text:h text:style-name="P19" text:outline-level="2"><text:span text:style-name="Source_20_Text"><text:span text:style-name="T3">Page </text:span></text:span><text:span text:style-name="Source_20_Text"><text:span text:style-name="T3"><text:page-number text:select-page="current">1</text:page-number></text:span></text:span><text:span text:style-name="Source_20_Text"><text:span text:style-name="T3"> of </text:span></text:span><text:span text:style-name="Source_20_Text"><text:span text:style-name="T3"><text:page-count>1</text:page-count></text:span></text:span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18">S/No</text:p>
            </table:table-cell>
            <table:table-cell table:style-name="Table1.A2" office:value-type="string">
              <text:p text:style-name="P7">PO NO</text:p>
            </table:table-cell>
            <table:table-cell table:style-name="Table1.A2" office:value-type="string">
              <text:p text:style-name="P11">Receipt No</text:p>
            </table:table-cell>
            <table:table-cell table:style-name="Table1.A2" office:value-type="string">
              <text:p text:style-name="P11">Package</text:p>
            </table:table-cell>
            <table:table-cell table:style-name="Table1.A2" office:value-type="string">
              <text:p text:style-name="P12">Bin </text:p>
            </table:table-cell>
            <table:table-cell table:style-name="Table1.A2" office:value-type="string">
              <text:p text:style-name="P11">Product</text:p>
            </table:table-cell>
            <table:table-cell table:style-name="Table1.A2" office:value-type="string">
              <text:p text:style-name="P13">Serial No</text:p>
            </table:table-cell>
            <table:table-cell table:style-name="Table1.A2" office:value-type="string">
              <text:p text:style-name="P11">Qty</text:p>
            </table:table-cell>
            <table:table-cell table:style-name="Table1.A2" office:value-type="string">
              <text:p text:style-name="P14">Uom</text:p>
            </table:table-cell>
            <table:table-cell table:style-name="Table1.J2" office:value-type="string">
              <text:p text:style-name="P14"><text:span text:style-name="T5">C</text:span>onfirmation <text:span text:style-name="T5">C</text:span>ode</text:p>
            </table:table-cell>
          </table:table-row>
        </table:table-header-rows>
        <table:table-row table:style-name="Table1.3">
          <table:table-cell table:style-name="Table1.A3" table:number-columns-spanned="10" office:value-type="string">
            <text:p text:style-name="P10"><text:span text:style-name="Source_20_Text"><text:span text:style-name="T4"><text:text-input text:description="&lt;for each=&quot;line in get_move_lines(o)&quot;&gt;">move line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6"><text:text-input text:description="&lt;line['sr_no']&gt;">sr No</text:text-input></text:p>
          </table:table-cell>
          <table:table-cell table:style-name="Table1.A2" office:value-type="string">
            <text:p text:style-name="P17"><text:text-input text:description="&lt;line['po_no']&gt;">Po No</text:text-input></text:p>
          </table:table-cell>
          <table:table-cell table:style-name="Table1.A2" office:value-type="string">
            <text:p text:style-name="P17"><text:text-input text:description="&lt;line['receiptno']&gt;">Receipt No</text:text-input></text:p>
          </table:table-cell>
          <table:table-cell table:style-name="Table1.A2" office:value-type="string">
            <text:p text:style-name="P17"><text:text-input text:description="&lt;line['package']&gt;">package</text:text-input></text:p>
          </table:table-cell>
          <table:table-cell table:style-name="Table1.A2" office:value-type="string">
            <text:p text:style-name="P17"><text:text-input text:description="&lt;line['bin']&gt;">Bin</text:text-input></text:p>
          </table:table-cell>
          <table:table-cell table:style-name="Table1.A2" office:value-type="string">
            <text:p text:style-name="P17"><text:text-input text:description="&lt;line['product']&gt;">Products</text:text-input></text:p>
          </table:table-cell>
          <table:table-cell table:style-name="Table1.A2" office:value-type="string">
            <text:p text:style-name="P15"><text:text-input text:description="&lt;line['serialno']&gt;">serialno</text:text-input></text:p>
          </table:table-cell>
          <table:table-cell table:style-name="Table1.A2" office:value-type="string">
            <text:p text:style-name="P16"><text:text-input text:description="&lt;line['qty']&gt;">Qty</text:text-input></text:p>
          </table:table-cell>
          <table:table-cell table:style-name="Table1.A2" office:value-type="string">
            <text:p text:style-name="P16"><text:text-input text:description="&lt;line['uom']&gt;">Uom</text:text-input></text:p>
          </table:table-cell>
          <table:table-cell table:style-name="Table1.J2" office:value-type="string">
            <text:p text:style-name="P16"/>
          </table:table-cell>
        </table:table-row>
        <table:table-row table:style-name="Table1.5">
          <table:table-cell table:style-name="Table1.A5" table:number-columns-spanned="10" office:value-type="string">
            <text:p text:style-name="P5"><text:span text:style-name="Source_20_Text"><text:span text:style-name="T4"><text:text-input text:description="&lt;/for&gt;">End For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Printed on <text:date style:data-style-name="N79" text:date-value="2017-02-20T18:17:00.951545890">Monday, February 20, 2017</text:date> at <text:time style:data-style-name="N42" text:time-value="2017-02-20T18:17:00.951667218">06:16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3bee72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3c0113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291449" officeooo:paragraph-rsid="01291449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293be7" officeooo:paragraph-rsid="01293be7" style:font-size-asian="9pt" style:font-weight-asian="bold" style:font-name-complex="Arial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officeooo:rsid="012edc90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09cm" fo:margin-left="0cm" fo:margin-right="0cm" fo:margin-bottom="0.51cm" style:dynamic-spacing="false"/>
      </style:header-style>
      <style:footer-style/>
    </style:page-layout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><text:s/><text:text-input text:description="&lt;company_address(o)&gt;">Company Address</text:text-input></text:p>
        <text:p text:style-name="MP3"><text:span text:style-name="MT2">Put-away</text:span> Receipt</text:p>
        <text:p text:style-name="MP4">Date <text:date style:data-style-name="N79" text:date-value="2017-02-20T18:17:00.914196339">Monday, February 20, 2017</text:date></text:p>
        <text:p text:style-name="MP5"/>
        <text:p text:style-name="MP6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2-20T18:17:00.827268557</dc:date>
    <meta:editing-duration>PT19H24M48S</meta:editing-duration>
    <meta:editing-cycles>307</meta:editing-cycles>
    <meta:generator>LibreOffice/4.2.8.2$Linux_X86_64 LibreOffice_project/420m0$Build-2</meta:generator>
    <meta:document-statistic meta:table-count="1" meta:image-count="0" meta:object-count="0" meta:page-count="1" meta:paragraph-count="27" meta:word-count="80" meta:character-count="298" meta:non-whitespace-character-count="268"/>
  </office:meta>
</office:document-meta>
</file>